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afd095" draw:textarea-horizontal-align="justify" draw:textarea-vertical-align="middle" draw:auto-grow-height="false" fo:min-height="2.036cm" fo:min-width="3.31cm"/>
    </style:style>
    <style:style style:name="gr2" style:family="graphic" style:parent-style-name="standard">
      <style:graphic-properties draw:fill="solid" draw:fill-color="#ffff38" draw:textarea-horizontal-align="justify" draw:textarea-vertical-align="middle" draw:auto-grow-height="false" fo:min-height="2.036cm" fo:min-width="3.31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fill="solid" draw:fill-color="#cccccc" draw:textarea-horizontal-align="justify" draw:textarea-vertical-align="middle" draw:auto-grow-height="false" fo:min-height="1.401cm" fo:min-width="3.31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afd095"/>
      <style:paragraph-properties fo:text-align="center"/>
    </style:style>
    <style:style style:name="P3" style:family="paragraph">
      <loext:graphic-properties draw:fill="solid" draw:fill-color="#ffff38"/>
      <style:paragraph-properties fo:text-align="center"/>
    </style:style>
    <style:style style:name="P4" style:family="paragraph">
      <loext:graphic-properties draw:fill="solid" draw:fill-color="#cccccc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81cm" svg:height="2.286cm" svg:x="6.588cm" svg:y="5.191cm">
          <text:p text:style-name="P1">Read </text:p>
          <text:p text:style-name="P1">Manager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3.81cm" svg:height="2.286cm" svg:x="6.588cm" svg:y="10.271cm">
          <text:p text:style-name="P1">Aggregate</text:p>
          <text:p text:style-name="P1">Event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8.493cm" svg:y1="7.477cm" svg:x2="8.493cm" svg:y2="10.271cm" draw:start-shape="id1" draw:start-glue-point="2" draw:end-shape="id2" draw:end-glue-point="0" svg:d="M8493 7477v2794" svg:viewBox="0 0 1 2795">
          <text:p/>
        </draw:connector>
        <draw:custom-shape draw:style-name="gr1" draw:text-style-name="P2" xml:id="id3" draw:id="id3" draw:layer="layout" svg:width="3.81cm" svg:height="2.286cm" svg:x="16.748cm" svg:y="5.318cm">
          <text:p text:style-name="P1">Write </text:p>
          <text:p text:style-name="P1">Manage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line-skew="-0.769cm" svg:x1="8.493cm" svg:y1="5.191cm" svg:x2="18.653cm" svg:y2="5.318cm" draw:start-shape="id1" draw:start-glue-point="0" draw:end-shape="id3" draw:end-glue-point="0" svg:d="M8493 5191v-1270h10160v1397" svg:viewBox="0 0 10161 1398">
          <text:p/>
        </draw:connector>
        <draw:custom-shape draw:style-name="gr4" draw:text-style-name="P4" xml:id="id6" draw:id="id6" draw:layer="layout" svg:width="3.81cm" svg:height="1.651cm" svg:x="16.775cm" svg:y="14.589cm">
          <text:p text:style-name="P1">VCD Writer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3.81cm" svg:height="2.286cm" svg:x="14.462cm" svg:y="10.525cm">
          <text:p text:style-name="P1">Merge</text:p>
          <text:p text:style-name="P1">Event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8.653cm" svg:y1="7.604cm" svg:x2="16.367cm" svg:y2="10.525cm" draw:start-shape="id3" draw:start-glue-point="2" draw:end-shape="id4" svg:d="M18653 7604v1461h-2286v1460" svg:viewBox="0 0 2287 2922">
          <text:p/>
        </draw:connector>
        <draw:custom-shape draw:style-name="gr2" draw:text-style-name="P3" xml:id="id5" draw:id="id5" draw:layer="layout" svg:width="3.81cm" svg:height="2.286cm" svg:x="18.907cm" svg:y="10.525cm">
          <text:p text:style-name="P1">Diff</text:p>
          <text:p text:style-name="P1">Event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8.653cm" svg:y1="7.604cm" svg:x2="20.812cm" svg:y2="10.525cm" draw:start-shape="id3" draw:start-glue-point="2" draw:end-shape="id5" draw:end-glue-point="0" svg:d="M18653 7604v1461h2159v1460" svg:viewBox="0 0 2160 2922">
          <text:p/>
        </draw:connector>
        <draw:connector draw:style-name="gr3" draw:text-style-name="P1" draw:layer="layout" svg:x1="20.812cm" svg:y1="12.811cm" svg:x2="18.68cm" svg:y2="14.589cm" draw:start-shape="id5" draw:start-glue-point="2" draw:end-shape="id6" draw:end-glue-point="0" svg:d="M20812 12811v889h-2132v889" svg:viewBox="0 0 2133 1779">
          <text:p/>
        </draw:connector>
        <draw:connector draw:style-name="gr3" draw:text-style-name="P1" draw:layer="layout" svg:x1="16.367cm" svg:y1="12.811cm" svg:x2="18.68cm" svg:y2="14.589cm" draw:start-shape="id4" draw:start-glue-point="2" draw:end-shape="id6" draw:end-glue-point="0" svg:d="M16367 12811v889h2313v889" svg:viewBox="0 0 2314 1779">
          <text:p/>
        </draw:connector>
        <draw:custom-shape draw:style-name="gr4" draw:text-style-name="P4" xml:id="id7" draw:id="id7" draw:layer="layout" svg:width="3.81cm" svg:height="1.651cm" svg:x="9.028cm" svg:y="14.589cm">
          <text:p text:style-name="P1">VCD Reade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8.493cm" svg:y1="12.557cm" svg:x2="10.933cm" svg:y2="14.589cm" draw:start-shape="id2" draw:start-glue-point="2" draw:end-shape="id7" draw:end-glue-point="0" svg:d="M8493 12557v1016h2440v1016" svg:viewBox="0 0 2441 2033">
          <text:p/>
        </draw:connector>
        <draw:custom-shape draw:style-name="gr4" draw:text-style-name="P4" xml:id="id8" draw:id="id8" draw:layer="layout" svg:width="3.81cm" svg:height="1.651cm" svg:x="3.667cm" svg:y="14.589cm">
          <text:p text:style-name="P1">VCD Reade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8.493cm" svg:y1="12.557cm" svg:x2="5.572cm" svg:y2="14.589cm" draw:start-shape="id2" draw:start-glue-point="2" draw:end-shape="id8" draw:end-glue-point="0" svg:d="M8493 12557v1016h-2921v1016" svg:viewBox="0 0 2922 2033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2-15T23:30:21.155000000</meta:creation-date>
    <dc:date>2019-12-15T23:57:46.321000000</dc:date>
    <meta:editing-duration>PT16M53S</meta:editing-duration>
    <meta:editing-cycles>2</meta:editing-cycles>
    <meta:generator>LibreOffice/6.3.3.2$Windows_X86_64 LibreOffice_project/a64200df03143b798afd1ec74a12ab50359878ed</meta:generator>
    <meta:document-statistic meta:object-count="16"/>
  </office:meta>
</office:document-meta>
</file>